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ource Sans Pro" svg:font-family="'Source Sans Pro', 'Helvetica Neue', Helvetica, Roboto, Arial, sans-serif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Heading_20_1" style:master-page-name="Standard">
      <style:paragraph-properties style:page-number="auto"/>
      <style:text-properties officeooo:rsid="52526d9e" officeooo:paragraph-rsid="52526d9e"/>
    </style:style>
    <style:style style:name="P3" style:family="paragraph" style:parent-style-name="Text_20_body" style:list-style-name="L1">
      <style:text-properties officeooo:rsid="52526d9e" officeooo:paragraph-rsid="52526d9e"/>
    </style:style>
    <style:style style:name="P4" style:family="paragraph" style:parent-style-name="Text_20_body" style:list-style-name="L1">
      <style:text-properties officeooo:rsid="52549052" officeooo:paragraph-rsid="52549052"/>
    </style:style>
    <style:style style:name="P5" style:family="paragraph" style:parent-style-name="Text_20_body" style:list-style-name="L1">
      <style:text-properties officeooo:rsid="52544416" officeooo:paragraph-rsid="52544416"/>
    </style:style>
    <style:style style:name="P6" style:family="paragraph" style:parent-style-name="Text_20_body" style:list-style-name="L1">
      <style:text-properties officeooo:rsid="525c4d2f" officeooo:paragraph-rsid="525c4d2f"/>
    </style:style>
    <style:style style:name="P7" style:family="paragraph" style:parent-style-name="Text_20_body" style:list-style-name="L2">
      <style:text-properties officeooo:rsid="52593384" officeooo:paragraph-rsid="52593384"/>
    </style:style>
    <style:style style:name="P8" style:family="paragraph" style:parent-style-name="Text_20_body" style:list-style-name="L2">
      <style:text-properties officeooo:rsid="525a1416" officeooo:paragraph-rsid="525a1416"/>
    </style:style>
    <style:style style:name="P9" style:family="paragraph" style:parent-style-name="Text_20_body" style:list-style-name="L2">
      <style:text-properties officeooo:rsid="525bb073" officeooo:paragraph-rsid="525bb073"/>
    </style:style>
    <style:style style:name="P10" style:family="paragraph" style:parent-style-name="Text_20_body" style:list-style-name="L2">
      <style:text-properties officeooo:rsid="525fb364" officeooo:paragraph-rsid="525fb364"/>
    </style:style>
    <style:style style:name="P11" style:family="paragraph" style:parent-style-name="Text_20_body" style:list-style-name="L2">
      <style:text-properties officeooo:rsid="5262fb6c" officeooo:paragraph-rsid="5262fb6c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5257fa8e"/>
    </style:style>
    <style:style style:name="T2" style:family="text">
      <style:text-properties officeooo:rsid="525d46a4"/>
    </style:style>
    <style:style style:name="T3" style:family="text">
      <style:text-properties officeooo:rsid="525dde18"/>
    </style:style>
    <style:style style:name="T4" style:family="text">
      <style:text-properties officeooo:rsid="52612c99"/>
    </style:style>
    <style:style style:name="T5" style:family="text">
      <style:text-properties fo:font-variant="normal" fo:text-transform="none" fo:color="#000000" style:font-name="Source Sans Pro" fo:font-size="8pt" fo:letter-spacing="normal" fo:font-style="normal" fo:font-weight="normal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color="#000000" style:font-name="Source Sans Pro" fo:font-size="8pt" fo:letter-spacing="normal" fo:font-style="italic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Starověké Řecko</text:h>
      <text:h text:style-name="Heading_20_2" text:outline-level="2">Aristokratická republika</text:h>
      <text:list xml:id="list3905801463" text:style-name="L1">
        <text:list-item>
          <text:p text:style-name="P3">Není psané právo a je úkolem aristokracie ho vykládat obyčejným lidem a soudit jejich spory.</text:p>
          <text:list>
            <text:list-item>
              <text:p text:style-name="P4">Očekává se od nich, že budou rozhodovat podle zvykového práva.</text:p>
            </text:list-item>
            <text:list-item>
              <text:p text:style-name="P3">Kdo soudí aristokraty?</text:p>
            </text:list-item>
          </text:list>
        </text:list-item>
        <text:list-item>
          <text:p text:style-name="P5">Vražda je nečistý čin (v náboženském smyslu). K očištění musí být pomstěna.</text:p>
          <text:list>
            <text:list-item>
              <text:p text:style-name="P5">Pomstít vraždu není trestný čin, naopak <text:span text:style-name="T1">svatá povinnost</text:span>.</text:p>
            </text:list-item>
          </text:list>
        </text:list-item>
        <text:list-item>
          <text:p text:style-name="P6">Střídmost je <text:span text:style-name="T2">ideál a</text:span> c<text:span text:style-name="T3">tn</text:span>ost</text:p>
        </text:list-item>
      </text:list>
      <text:h text:style-name="Heading_20_2" text:outline-level="2">Starověké Atény</text:h>
      <text:list xml:id="list1993809146" text:style-name="L2">
        <text:list-item>
          <text:p text:style-name="P7">Upadnutí do otroctví kvůli dluhům (obvykle nejdřív prodej svých dětí, pak sebe).</text:p>
        </text:list-item>
        <text:list-item>
          <text:p text:style-name="P8">Šestinoví muži – spláceli dluh šestinou svého výdělku.</text:p>
        </text:list-item>
        <text:list-item>
          <text:p text:style-name="P9">Hypotéka na půdu označená kamenem s vytesaným záznamem o hypotéce.</text:p>
        </text:list-item>
        <text:list-item>
          <text:p text:style-name="P10">Pouze občané Atén mohli v Attice vlastnit půdu.</text:p>
        </text:list-item>
        <text:list-item>
          <text:p text:style-name="P10"><text:soft-page-break/>Pouze občané Atén se mohli s někým soudit. Ten, kdo nebyl občan, si musel sehnat občana, aby <text:span text:style-name="T4">se soudil za něj</text:span>.</text:p>
        </text:list-item>
        <text:list-item>
          <text:p text:style-name="P11">Solónova legislativa:</text:p>
          <text:list>
            <text:list-item>
              <text:p text:style-name="P11">Zrušení dluhů otrokům (a tedy ukončení otroctví zadlužených občanů).</text:p>
            </text:list-item>
            <text:list-item>
              <text:p text:style-name="P11">Cizinci se mohli stát občany Atén, pokud prokázali, že umí cenné řemeslo.</text:p>
            </text:list-item>
          </text:list>
        </text:list-item>
      </text:list>
      <text:h text:style-name="Heading_20_1" text:outline-level="1">Fénície</text:h>
      <text:p text:style-name="P12"><text:span text:style-name="T6"> </text:span><text:span text:style-name="T5">The most important of these earliest Phoenician city-states were in Canaan: </text:span><text:span text:style-name="Emphasis"><text:span text:style-name="T7">Ṣūr</text:span></text:span><text:span text:style-name="T6"> </text:span><text:span text:style-name="T5">(Tyre), </text:span><text:span text:style-name="Emphasis"><text:span text:style-name="T7">Ṣīdūn</text:span></text:span><text:span text:style-name="T6"> </text:span><text:span text:style-name="T5">(Sidon) and </text:span><text:span text:style-name="Emphasis"><text:span text:style-name="T7">Gebal</text:span></text:span><text:span text:style-name="T6">—</text:span><text:span text:style-name="T5">called “Byblos” by the ancient Greeks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ource Sans Pro" svg:font-family="'Source Sans Pro', 'Helvetica Neue', Helvetica, Roboto, Arial, sans-serif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6-02T12:48:28.209000000</dc:date>
    <meta:print-date>2113-01-01T00:00:00</meta:print-date>
    <meta:editing-cycles>25132</meta:editing-cycles>
    <meta:editing-duration>P75DT8H29M32S</meta:editing-duration>
    <meta:generator>LibreOffice/6.3.5.2$Windows_X86_64 LibreOffice_project/dd0751754f11728f69b42ee2af66670068624673</meta:generator>
    <dc:creator>York </dc:creator>
    <meta:document-statistic meta:table-count="0" meta:image-count="0" meta:object-count="0" meta:page-count="3" meta:paragraph-count="20" meta:word-count="179" meta:character-count="1080" meta:non-whitespace-character-count="933"/>
  </office:meta>
</office:document-meta>
</file>